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PAUCAR VILLA CARLOTA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PEM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10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SAN FERNANDO</text:span></text:p>
            <text:p text:style-name="P7">Lin.Genet(Ped.1):<text:span text:style-name="T4">POLLO COBB</text:span></text:p>
            <text:p text:style-name="P7">Cant.Cajas(Ped 1):<text:span text:style-name="T4">10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0-11T18:36:41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